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://wiki.github.com/luzi82/IconMatch/&quot;" office:value-type="string" office:string-value="http://wiki.github.com/luzi82/IconMatch/">
            <text:p>http://wiki.github.com/luzi82/IconMatch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 table:number-rows-repeated="6546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5/04/2011</text:date>, <text:time>19:40:3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05T19:40:31</dc:date>
    <meta:editing-duration>PT38H36M12S</meta:editing-duration>
    <meta:editing-cycles>154</meta:editing-cycles>
    <meta:generator>OpenOffice.org/3.2$Linux OpenOffice.org_project/320m19$Build-9505</meta:generator>
    <dc:creator>luzi82 </dc:creator>
    <meta:document-statistic meta:table-count="3" meta:cell-count="70" meta:object-count="0"/>
  </office:meta>
</office:document-meta>
</file>